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eb5" officeooo:paragraph-rsid="00143eb5"/>
    </style:style>
    <style:style style:name="P2" style:family="paragraph" style:parent-style-name="Standard">
      <style:text-properties officeooo:rsid="0014fe24" officeooo:paragraph-rsid="0014fe24"/>
    </style:style>
    <style:style style:name="P3" style:family="paragraph" style:parent-style-name="Standard">
      <style:text-properties officeooo:rsid="0014fe24" officeooo:paragraph-rsid="00192dff"/>
    </style:style>
    <style:style style:name="P4" style:family="paragraph" style:parent-style-name="Standard">
      <style:text-properties officeooo:rsid="0014fe24" officeooo:paragraph-rsid="0021acce"/>
    </style:style>
    <style:style style:name="P5" style:family="paragraph" style:parent-style-name="Standard">
      <style:text-properties officeooo:rsid="0016829b" officeooo:paragraph-rsid="0016829b"/>
    </style:style>
    <style:style style:name="P6" style:family="paragraph" style:parent-style-name="Standard">
      <style:text-properties officeooo:rsid="00180f5a" officeooo:paragraph-rsid="001a5757"/>
    </style:style>
    <style:style style:name="P7" style:family="paragraph" style:parent-style-name="Standard">
      <style:text-properties officeooo:rsid="00180f5a" officeooo:paragraph-rsid="001acdde"/>
    </style:style>
    <style:style style:name="P8" style:family="paragraph" style:parent-style-name="Standard">
      <style:text-properties officeooo:rsid="00180f5a" officeooo:paragraph-rsid="00192dff"/>
    </style:style>
    <style:style style:name="P9" style:family="paragraph" style:parent-style-name="Standard">
      <style:text-properties officeooo:rsid="001dc7a4" officeooo:paragraph-rsid="001dc7a4"/>
    </style:style>
    <style:style style:name="P10" style:family="paragraph" style:parent-style-name="Standard">
      <style:text-properties officeooo:rsid="001f2f94" officeooo:paragraph-rsid="001f2f94"/>
    </style:style>
    <style:style style:name="P11" style:family="paragraph" style:parent-style-name="Standard">
      <style:text-properties officeooo:rsid="0021acce" officeooo:paragraph-rsid="0021acce"/>
    </style:style>
    <style:style style:name="P12" style:family="paragraph" style:parent-style-name="Standard">
      <style:text-properties officeooo:rsid="00192dff" officeooo:paragraph-rsid="001a5757"/>
    </style:style>
    <style:style style:name="P13" style:family="paragraph" style:parent-style-name="Text_20_body">
      <style:text-properties officeooo:rsid="00286df5" officeooo:paragraph-rsid="00286df5"/>
    </style:style>
    <style:style style:name="P14" style:family="paragraph" style:parent-style-name="Standard" style:list-style-name="L1">
      <style:text-properties officeooo:rsid="0021b033" officeooo:paragraph-rsid="0021b033"/>
    </style:style>
    <style:style style:name="P15" style:family="paragraph" style:parent-style-name="Standard" style:list-style-name="L1">
      <style:text-properties officeooo:rsid="0016829b" officeooo:paragraph-rsid="0021b033"/>
    </style:style>
    <style:style style:name="P16" style:family="paragraph" style:parent-style-name="Standard" style:list-style-name="L2">
      <style:text-properties officeooo:rsid="00180f5a" officeooo:paragraph-rsid="0021b033"/>
    </style:style>
    <style:style style:name="P17" style:family="paragraph" style:parent-style-name="Standard" style:list-style-name="L3">
      <style:text-properties officeooo:rsid="00180f5a" officeooo:paragraph-rsid="0021b033"/>
    </style:style>
    <style:style style:name="P18" style:family="paragraph" style:parent-style-name="Standard" style:list-style-name="L4">
      <style:text-properties officeooo:rsid="00303dce" officeooo:paragraph-rsid="00303dce"/>
    </style:style>
    <style:style style:name="P19" style:family="paragraph" style:parent-style-name="Standard" style:list-style-name="L5">
      <style:text-properties officeooo:rsid="00303dce" officeooo:paragraph-rsid="00303dce"/>
    </style:style>
    <style:style style:name="P20" style:family="paragraph" style:parent-style-name="Standard" style:list-style-name="L5">
      <style:text-properties officeooo:paragraph-rsid="00303dce"/>
    </style:style>
    <style:style style:name="P21" style:family="paragraph" style:parent-style-name="Standard">
      <style:text-properties officeooo:rsid="0030adf1" officeooo:paragraph-rsid="0030adf1"/>
    </style:style>
    <style:style style:name="P22" style:family="paragraph" style:parent-style-name="Text_20_body">
      <style:text-properties officeooo:rsid="002d861f" officeooo:paragraph-rsid="002d861f"/>
    </style:style>
    <style:style style:name="P23" style:family="paragraph" style:parent-style-name="Text_20_body">
      <style:text-properties officeooo:rsid="0029efc8" officeooo:paragraph-rsid="0029efc8"/>
    </style:style>
    <style:style style:name="P24" style:family="paragraph" style:parent-style-name="Text_20_body">
      <style:text-properties officeooo:rsid="00326975" officeooo:paragraph-rsid="00326975"/>
    </style:style>
    <style:style style:name="P25" style:family="paragraph" style:parent-style-name="Heading_20_2">
      <style:text-properties officeooo:rsid="002bc157" officeooo:paragraph-rsid="002bc157"/>
    </style:style>
    <style:style style:name="P26" style:family="paragraph" style:parent-style-name="Heading_20_3">
      <style:text-properties officeooo:rsid="002d861f" officeooo:paragraph-rsid="002d861f"/>
    </style:style>
    <style:style style:name="P27" style:family="paragraph" style:parent-style-name="Heading_20_3">
      <style:text-properties officeooo:rsid="00303dce" officeooo:paragraph-rsid="00303dce"/>
    </style:style>
    <style:style style:name="P28" style:family="paragraph" style:parent-style-name="Heading_20_3">
      <style:text-properties officeooo:paragraph-rsid="0030adf1"/>
    </style:style>
    <style:style style:name="T1" style:family="text">
      <style:text-properties officeooo:rsid="0014fe24"/>
    </style:style>
    <style:style style:name="T2" style:family="text">
      <style:text-properties officeooo:rsid="00180f5a"/>
    </style:style>
    <style:style style:name="T3" style:family="text">
      <style:text-properties officeooo:rsid="00192dff"/>
    </style:style>
    <style:style style:name="T4" style:family="text">
      <style:text-properties officeooo:rsid="001a5757"/>
    </style:style>
    <style:style style:name="T5" style:family="text">
      <style:text-properties officeooo:rsid="001acdde"/>
    </style:style>
    <style:style style:name="T6" style:family="text">
      <style:text-properties officeooo:rsid="001f2f94"/>
    </style:style>
    <style:style style:name="T7" style:family="text">
      <style:text-properties officeooo:rsid="001fc97d"/>
    </style:style>
    <style:style style:name="T8" style:family="text">
      <style:text-properties officeooo:rsid="0021acce"/>
    </style:style>
    <style:style style:name="T9" style:family="text">
      <style:text-properties officeooo:rsid="00250f33"/>
    </style:style>
    <style:style style:name="T10" style:family="text">
      <style:text-properties officeooo:rsid="0029efc8"/>
    </style:style>
    <style:style style:name="T11" style:family="text">
      <style:text-properties officeooo:rsid="002d861f"/>
    </style:style>
    <style:style style:name="T12" style:family="text">
      <style:text-properties officeooo:rsid="002f710a"/>
    </style:style>
    <style:style style:name="T13" style:family="text">
      <style:text-properties officeooo:rsid="00303dce"/>
    </style:style>
    <style:style style:name="T14" style:family="text">
      <style:text-properties officeooo:rsid="003269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9">Guest</text:span> privacy:</text:h>
      <text:p text:style-name="P1">As a guest, you might not want all other guests to know your email. <text:s/>The host can know, but other guests should never be able to see it, (unless you make your nickname your email)</text:p>
      <text:p text:style-name="P1"/>
      <text:p text:style-name="P1">As a guest, you might not want all other guests to know your actual name (or any identifying info) Which means you might choose a pseudonym for certain events. <text:s/>This pseudonym should not follow you in any permanent way. <text:s/>It will be linked with your email only in the context of this event. <text:s/><text:span text:style-name="T1">Only the event organizer has access to the link between your pseudonym for this event and your email. <text:s/></text:span></text:p>
      <text:h text:style-name="Heading_20_1" text:outline-level="1">API:</text:h>
      <text:p text:style-name="Text_20_body"/>
      <text:h text:style-name="P25" text:outline-level="2">Not requiring Authentication (public)</text:h>
      <text:h text:style-name="Heading_20_3" text:outline-level="3"><text:span text:style-name="T10">GET </text:span>/event<text:span text:style-name="T10">s</text:span>/{<text:span text:style-name="T11">eventId</text:span>}</text:h>
      <text:p text:style-name="P23"><text:span text:style-name="T11">returns</text:span> <text:span text:style-name="T11">HTML</text:span> of a page for viewing</text:p>
      <text:h text:style-name="P26" text:outline-level="3">GET /events/{eventId}/<text:span text:style-name="T13">attendees</text:span></text:h>
      <text:p text:style-name="Standard">sends JSON of all the <text:span text:style-name="T13">confirmed </text:span>guests associated with that event<text:span text:style-name="T13">. </text:span></text:p>
      <text:list xml:id="list2903839874" text:style-name="L4">
        <text:list-item>
          <text:p text:style-name="P18">nicknames of guests </text:p>
        </text:list-item>
        <text:list-item>
          <text:p text:style-name="P18">rsvp status</text:p>
        </text:list-item>
      </text:list>
      <text:h text:style-name="P28" text:outline-level="3">GET /events/{eventId}/details</text:h>
      <text:p text:style-name="P21">returns json of details associated with this event.</text:p>
      <text:h text:style-name="P25" text:outline-level="2">Requiring Auth and ownership of event</text:h>
      <text:h text:style-name="Heading_20_3" text:outline-level="3">GET /events/{<text:span text:style-name="T12">eventId</text:span>}/edit</text:h>
      <text:p text:style-name="P22">sends HTML of a page for editing content. </text:p>
      <text:h text:style-name="P27" text:outline-level="3">GET /events/{eventId}/guests</text:h>
      <text:p text:style-name="Standard">returns JSON of all guests invited to this event. </text:p>
      <text:list xml:id="list1177192735" text:style-name="L5">
        <text:list-item>
          <text:p text:style-name="P19">emails</text:p>
        </text:list-item>
        <text:list-item>
          <text:p text:style-name="P19">nickname (if provided)</text:p>
        </text:list-item>
        <text:list-item>
          <text:p text:style-name="P20"><text:span text:style-name="T13">rsvp status</text:span></text:p>
        </text:list-item>
      </text:list>
      <text:h text:style-name="Heading_20_3" text:outline-level="3"><text:span text:style-name="T14">PUT</text:span> /event<text:span text:style-name="T14">s</text:span>/{eventId}/details</text:h>
      <text:p text:style-name="P24">Sends modified event details as JSON</text:p>
      <text:h text:style-name="Heading_20_3" text:outline-level="3">PUT /events/{eventId}/guests</text:h>
      <text:p text:style-name="P24">Sends modified guest-list as JSON</text:p>
      <text:p text:style-name="P13"><text:soft-page-break/></text:p>
      <text:h text:style-name="Heading_20_2" text:outline-level="2">Get requests: </text:h>
      <text:p text:style-name="P4">/event/{event-id}<text:span text:style-name="T7">?guest-id={} </text:span><text:tab/></text:p>
      <text:p text:style-name="P4"><text:span text:style-name="T8"><text:tab/></text:span>- returns html render<text:span text:style-name="T8">ing of event detials. Calls <text:s/>/event/{id}/guests (below) </text:span></text:p>
      <text:p text:style-name="P11"><text:tab/>- guest-id parameter is used for RSVP. <text:s/></text:p>
      <text:p text:style-name="P11"><text:tab/>- email associated with guest-id is passed to react with data- tag. </text:p>
      <text:p text:style-name="P4"/>
      <text:p text:style-name="P3">/<text:span text:style-name="T2">event/{event-id}/guests</text:span></text:p>
      <text:p text:style-name="P8"><text:tab/>- returns json of pseudonyms of "yes's" and "maybes"</text:p>
      <text:p text:style-name="P7"><text:tab/> [ { <text:span text:style-name="T3"><text:tab/>name: "Frozone" <text:tab/>status: 2},</text:span></text:p>
      <text:p text:style-name="P7"><text:span text:style-name="T5"><text:tab/><text:tab/></text:span>name: "batman", <text:s/><text:span text:style-name="T3"><text:tab/></text:span>status: 1 },</text:p>
      <text:p text:style-name="P2"/>
      <text:p text:style-name="P5">/event/{event-id}/edit</text:p>
      <text:list xml:id="list451124346" text:style-name="L1">
        <text:list-item>
          <text:p text:style-name="P14">checks that user is logged-in and is owner. </text:p>
        </text:list-item>
        <text:list-item>
          <text:p text:style-name="P15">returns html rendered for editing an event. <text:s/>Calls event/{id}/guests/edit</text:p>
        </text:list-item>
      </text:list>
      <text:p text:style-name="P5"/>
      <text:p text:style-name="P5">/<text:span text:style-name="T2">event</text:span>/<text:span text:style-name="T2">{event-id}/guests/edit</text:span></text:p>
      <text:list xml:id="list2344324853" text:style-name="L2">
        <text:list-item>
          <text:p text:style-name="P16">Checks that the user is signed in, and is the specified event's owner. </text:p>
        </text:list-item>
      </text:list>
      <text:list xml:id="list863120420" text:style-name="L3">
        <text:list-item>
          <text:p text:style-name="P17">[ { <text:tab/>name: "Frozone" <text:tab/>email: "Lucius@sochill.net<text:tab/><text:tab/>status: 2},</text:p>
        </text:list-item>
      </text:list>
      <text:p text:style-name="P7"><text:span text:style-name="T5"><text:tab/><text:tab/></text:span>name: "batman", <text:s/><text:span text:style-name="T3"><text:tab/></text:span>email: "bruce.wayne@email.com" , <text:span text:style-name="T3"><text:tab/></text:span>status: 1 },</text:p>
      <text:p text:style-name="P12"><text:tab/><text:tab/>name: "joker", <text:tab/>email: "napier@notallbad.org",<text:tab/>status: 0 }, </text:p>
      <text:p text:style-name="P6"><text:span text:style-name="T4"><text:tab/><text:tab/>name: "Elastigirl "<text:tab/>email: "HellenParr@superbad.io",<text:tab/>status: -1}</text:span> ]</text:p>
      <text:p text:style-name="P6"/>
      <text:h text:style-name="Heading_20_2" text:outline-level="2">POST requests: </text:h>
      <text:p text:style-name="P9">/event<text:tab/><text:tab/><text:span text:style-name="T6"><text:tab/><text:tab/></text:span>- <text:span text:style-name="T7">validates user logged-in, </text:span>creates a new event</text:p>
      <text:p text:style-name="P9"/>
      <text:p text:style-name="P9">/event/{event-id}/guests<text:tab/>- adds a guest to the event. </text:p>
      <text:p text:style-name="P9">Required fields: email</text:p>
      <text:p text:style-name="P10">Optional fields: name, status</text:p>
      <text:p text:style-name="P10"/>
      <text:h text:style-name="Heading_20_2" text:outline-level="2">PUT requests: </text:h>
      <text:p text:style-name="P10">/event/{event-id}<text:tab/><text:tab/>- edits an event</text:p>
      <text:p text:style-name="P10"/>
      <text:p text:style-name="P10">/event/{event-id}/guests/{guest-id}</text:p>
      <text:h text:style-name="Heading_20_2" text:outline-level="2">DELETE requests: </text:h>
      <text:p text:style-name="P10">/event/{event-id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2:53:45.397087823</meta:creation-date>
    <dc:date>2020-04-07T22:44:18.195377962</dc:date>
    <meta:editing-duration>PT2H15M2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360" meta:character-count="2417" meta:non-whitespace-character-count="2064"/>
  </office:meta>
</office:document-meta>
</file>